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nsolas" svg:font-family="Consolas, Monaco, 'Andale Mono', 'Ubuntu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Preformatted_20_Text">
      <loext:graphic-properties draw:fill="solid" draw:fill-color="#ffffff" draw:opacity="100%"/>
      <style:paragraph-properties fo:line-height="150%" fo:text-align="start" style:justify-single-word="false" fo:orphans="2" fo:widows="2" fo:background-color="#ffffff"/>
    </style:style>
    <style:style style:name="P2"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paragraph-rsid="0013be83"/>
    </style:style>
    <style:style style:name="P3"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paragraph-rsid="0015dcc9"/>
    </style:style>
    <style:style style:name="P4"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paragraph-rsid="001af589"/>
    </style:style>
    <style:style style:name="P5"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paragraph-rsid="001bc9c2"/>
    </style:style>
    <style:style style:name="P6"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paragraph-rsid="0022294f"/>
    </style:style>
    <style:style style:name="P7"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rsid="0015dcc9" officeooo:paragraph-rsid="0015dcc9"/>
    </style:style>
    <style:style style:name="P8" style:family="paragraph" style:parent-style-name="Preformatted_20_Text">
      <loext:graphic-properties draw:fill="solid" draw:fill-color="#ffffff" draw:opacity="100%"/>
      <style:paragraph-properties fo:margin-top="0cm" fo:margin-bottom="0.499cm" loext:contextual-spacing="false" fo:line-height="150%" fo:text-align="start" style:justify-single-word="false" fo:orphans="2" fo:widows="2" fo:background-color="#ffffff"/>
      <style:text-properties officeooo:paragraph-rsid="0025e14d"/>
    </style:style>
    <style:style style:name="P9" style:family="paragraph" style:parent-style-name="Preformatted_20_Text">
      <loext:graphic-properties draw:fill="solid" draw:fill-color="#ffffff" draw:opacity="100%"/>
      <style:paragraph-properties fo:margin-top="0cm" fo:margin-bottom="0.499cm" loext:contextual-spacing="false" fo:line-height="150%" fo:text-align="start" style:justify-single-word="false" fo:orphans="2" fo:widows="2" fo:background-color="#ffffff"/>
      <style:text-properties officeooo:paragraph-rsid="0027db92"/>
    </style:style>
    <style:style style:name="P10" style:family="paragraph" style:parent-style-name="Preformatted_20_Text">
      <loext:graphic-properties draw:fill="solid" draw:fill-color="#ffffff" draw:opacity="100%"/>
      <style:paragraph-properties fo:margin-left="0cm" fo:margin-right="0cm" fo:line-height="150%" fo:text-align="start" style:justify-single-word="false" fo:orphans="2" fo:widows="2" fo:text-indent="0cm" style:auto-text-indent="false" fo:background-color="#ffffff"/>
    </style:style>
    <style:style style:name="P11"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rsid="0029cd91" officeooo:paragraph-rsid="0029cd91"/>
    </style:style>
    <style:style style:name="P12"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rsid="002bdaeb" officeooo:paragraph-rsid="002bdaeb"/>
    </style:style>
    <style:style style:name="P13" style:family="paragraph" style:parent-style-name="Preformatted_20_Text">
      <loext:graphic-properties draw:fill="solid" draw:fill-color="#ffffff" draw:opacity="100%"/>
      <style:paragraph-properties fo:line-height="150%" fo:text-align="start" style:justify-single-word="false" fo:orphans="2" fo:widows="2" fo:background-color="#ffffff"/>
      <style:text-properties officeooo:rsid="00331529" officeooo:paragraph-rsid="00331529"/>
    </style:style>
    <style:style style:name="P14" style:family="paragraph" style:parent-style-name="Preformatted_20_Text">
      <loext:graphic-properties draw:fill="solid" draw:fill-color="#ffffff" draw:opacity="100%"/>
      <style:paragraph-properties fo:margin-top="0cm" fo:margin-bottom="0.499cm" loext:contextual-spacing="false" fo:line-height="150%" fo:text-align="start" style:justify-single-word="false" fo:orphans="2" fo:widows="2" fo:background-color="#ffffff"/>
      <style:text-properties officeooo:paragraph-rsid="0029cd91"/>
    </style:style>
    <style:style style:name="P15" style:family="paragraph" style:parent-style-name="Preformatted_20_Text">
      <loext:graphic-properties draw:fill="solid" draw:fill-color="#ffffff" draw:opacity="100%"/>
      <style:paragraph-properties fo:margin-top="0cm" fo:margin-bottom="0.499cm" loext:contextual-spacing="false" fo:line-height="150%" fo:text-align="start" style:justify-single-word="false" fo:orphans="2" fo:widows="2" fo:background-color="#ffffff"/>
      <style:text-properties officeooo:paragraph-rsid="002fd3d7"/>
    </style:style>
    <style:style style:name="P16" style:family="paragraph" style:parent-style-name="Preformatted_20_Text">
      <loext:graphic-properties draw:fill="solid" draw:fill-color="#ffffff" draw:opacity="100%"/>
      <style:paragraph-properties fo:margin-top="0cm" fo:margin-bottom="0.499cm" loext:contextual-spacing="false" fo:line-height="150%" fo:text-align="start" style:justify-single-word="false" fo:orphans="2" fo:widows="2" fo:background-color="#ffffff"/>
      <style:text-properties officeooo:paragraph-rsid="00331529"/>
    </style:style>
    <style:style style:name="T1" style:family="text">
      <style:text-properties fo:font-variant="normal" fo:text-transform="none" fo:color="#000000" style:font-name="Consolas" fo:font-size="10.5pt" fo:letter-spacing="normal" fo:font-style="normal" fo:font-weight="normal" fo:background-color="#ffffff" loext:char-shading-value="0"/>
    </style:style>
    <style:style style:name="T2" style:family="text">
      <style:text-properties fo:font-variant="normal" fo:text-transform="none" fo:color="#000000" style:font-name="Consolas" fo:font-size="10.5pt" fo:letter-spacing="normal" fo:font-style="normal" fo:font-weight="normal" officeooo:rsid="0013be83" fo:background-color="#ffffff" loext:char-shading-value="0"/>
    </style:style>
    <style:style style:name="T3" style:family="text">
      <style:text-properties fo:font-variant="normal" fo:text-transform="none" fo:color="#000000" style:font-name="Consolas" fo:font-size="10.5pt" fo:letter-spacing="normal" fo:font-style="normal" fo:font-weight="normal" officeooo:rsid="0015dcc9" fo:background-color="#ffffff" loext:char-shading-value="0"/>
    </style:style>
    <style:style style:name="T4" style:family="text">
      <style:text-properties fo:font-variant="normal" fo:text-transform="none" fo:color="#000000" style:font-name="Consolas" fo:font-size="10.5pt" fo:letter-spacing="normal" fo:font-style="normal" fo:font-weight="normal" officeooo:rsid="00197241" fo:background-color="#ffffff" loext:char-shading-value="0"/>
    </style:style>
    <style:style style:name="T5" style:family="text">
      <style:text-properties fo:font-variant="normal" fo:text-transform="none" fo:color="#000000" style:font-name="Consolas" fo:font-size="10.5pt" fo:letter-spacing="normal" fo:font-style="normal" fo:font-weight="normal" officeooo:rsid="001af589" fo:background-color="#ffffff" loext:char-shading-value="0"/>
    </style:style>
    <style:style style:name="T6" style:family="text">
      <style:text-properties fo:font-variant="normal" fo:text-transform="none" fo:color="#000000" style:font-name="Consolas" fo:font-size="10.5pt" fo:letter-spacing="normal" fo:font-style="normal" fo:font-weight="normal" officeooo:rsid="001bc9c2" fo:background-color="#ffffff" loext:char-shading-value="0"/>
    </style:style>
    <style:style style:name="T7" style:family="text">
      <style:text-properties fo:font-variant="normal" fo:text-transform="none" fo:color="#000000" style:font-name="Consolas" fo:font-size="10.5pt" fo:letter-spacing="normal" fo:font-style="normal" fo:font-weight="normal" officeooo:rsid="001bc9c2" fo:background-color="#ffffff" loext:char-shading-value="0" style:font-style-asian="normal" style:font-style-complex="normal"/>
    </style:style>
    <style:style style:name="T8" style:family="text">
      <style:text-properties fo:font-variant="normal" fo:text-transform="none" fo:color="#000000" style:font-name="Consolas" fo:font-size="10.5pt" fo:letter-spacing="normal" fo:font-style="normal" fo:font-weight="normal" officeooo:rsid="001d3127" fo:background-color="#ffffff" loext:char-shading-value="0" style:font-style-asian="normal" style:font-style-complex="normal"/>
    </style:style>
    <style:style style:name="T9" style:family="text">
      <style:text-properties fo:font-variant="normal" fo:text-transform="none" fo:color="#000000" style:font-name="Consolas" fo:font-size="10.5pt" fo:letter-spacing="normal" fo:font-style="normal" fo:font-weight="normal" officeooo:rsid="0020d55e" fo:background-color="#ffffff" loext:char-shading-value="0"/>
    </style:style>
    <style:style style:name="T10" style:family="text">
      <style:text-properties fo:font-variant="normal" fo:text-transform="none" fo:color="#000000" style:font-name="Consolas" fo:font-size="10.5pt" fo:letter-spacing="normal" fo:font-style="normal" fo:font-weight="normal" officeooo:rsid="0022294f" fo:background-color="#ffffff" loext:char-shading-value="0"/>
    </style:style>
    <style:style style:name="T11" style:family="text">
      <style:text-properties fo:font-variant="normal" fo:text-transform="none" fo:color="#000000" style:font-name="Consolas" fo:font-size="10.5pt" fo:letter-spacing="normal" fo:font-style="normal" fo:font-weight="normal" officeooo:rsid="00235146" fo:background-color="#ffffff" loext:char-shading-value="0"/>
    </style:style>
    <style:style style:name="T12" style:family="text">
      <style:text-properties fo:font-variant="normal" fo:text-transform="none" fo:color="#000000" style:font-name="Consolas" fo:font-size="10.5pt" fo:letter-spacing="normal" fo:font-style="normal" fo:font-weight="normal" officeooo:rsid="0024ad87" fo:background-color="#ffffff" loext:char-shading-value="0"/>
    </style:style>
    <style:style style:name="T13" style:family="text">
      <style:text-properties fo:font-variant="normal" fo:text-transform="none" fo:color="#000000" style:font-name="Consolas" fo:font-size="10.5pt" fo:letter-spacing="normal" fo:font-style="normal" fo:font-weight="normal" officeooo:rsid="0025e14d" fo:background-color="#ffffff" loext:char-shading-value="0"/>
    </style:style>
    <style:style style:name="T14" style:family="text">
      <style:text-properties fo:font-variant="normal" fo:text-transform="none" fo:color="#000000" style:font-name="Consolas" fo:font-size="10.5pt" fo:letter-spacing="normal" fo:font-style="normal" fo:font-weight="normal" officeooo:rsid="0027db92" fo:background-color="#ffffff" loext:char-shading-value="0"/>
    </style:style>
    <style:style style:name="T15" style:family="text">
      <style:text-properties fo:font-variant="normal" fo:text-transform="none" fo:color="#000000" style:font-name="Consolas" fo:font-size="10.5pt" fo:letter-spacing="normal" fo:font-style="normal" fo:font-weight="normal" officeooo:rsid="002855ba" fo:background-color="#ffffff" loext:char-shading-value="0"/>
    </style:style>
    <style:style style:name="T16" style:family="text">
      <style:text-properties fo:font-variant="normal" fo:text-transform="none" fo:color="#000000" style:font-name="Consolas" fo:font-size="10.5pt" fo:letter-spacing="normal" fo:font-style="normal" fo:font-weight="normal" officeooo:rsid="0029cd91" fo:background-color="#ffffff" loext:char-shading-value="0"/>
    </style:style>
    <style:style style:name="T17" style:family="text">
      <style:text-properties fo:font-variant="normal" fo:text-transform="none" fo:color="#000000" style:font-name="Consolas" fo:font-size="10.5pt" fo:letter-spacing="normal" fo:font-style="normal" fo:font-weight="normal" officeooo:rsid="002fd3d7" fo:background-color="#ffffff" loext:char-shading-value="0"/>
    </style:style>
    <style:style style:name="T18" style:family="text">
      <style:text-properties fo:font-variant="normal" fo:text-transform="none" fo:color="#000000" style:font-name="Consolas" fo:font-size="10.5pt" fo:letter-spacing="normal" fo:font-style="normal" fo:font-weight="normal" officeooo:rsid="00318784" fo:background-color="#ffffff" loext:char-shading-value="0"/>
    </style:style>
    <style:style style:name="T19" style:family="text">
      <style:text-properties fo:font-variant="normal" fo:text-transform="none" fo:color="#000000" style:font-name="Consolas" fo:font-size="10.5pt" fo:letter-spacing="normal" fo:font-style="normal" fo:font-weight="normal" officeooo:rsid="00331529" fo:background-color="#ffffff" loext:char-shading-value="0"/>
    </style:style>
    <style:style style:name="T20" style:family="text">
      <style:text-properties fo:font-variant="normal" fo:text-transform="none" fo:color="#000000" style:font-name="Consolas" fo:font-size="10.5pt" fo:letter-spacing="normal" fo:font-style="normal" fo:font-weight="bold" fo:background-color="#ffffff" loext:char-shading-value="0" style:font-weight-asian="bold" style:font-weight-complex="bold"/>
    </style:style>
    <style:style style:name="T21" style:family="text">
      <style:text-properties fo:font-variant="normal" fo:text-transform="none" fo:color="#000000" style:font-name="Consolas" fo:font-size="10.5pt" fo:letter-spacing="normal" fo:font-style="normal" fo:font-weight="bold" officeooo:rsid="0015dcc9" fo:background-color="#ffffff" loext:char-shading-value="0" style:font-weight-asian="bold" style:font-weight-complex="bold"/>
    </style:style>
    <style:style style:name="T22" style:family="text">
      <style:text-properties fo:font-variant="normal" fo:text-transform="none" fo:color="#000000" style:font-name="Consolas" fo:font-size="10.5pt" fo:letter-spacing="normal" fo:font-style="normal" fo:font-weight="bold" officeooo:rsid="0013be83" fo:background-color="#ffffff" loext:char-shading-value="0" style:font-weight-asian="bold" style:font-weight-complex="bold"/>
    </style:style>
    <style:style style:name="T23" style:family="text">
      <style:text-properties fo:font-variant="normal" fo:text-transform="none" fo:color="#000000" style:font-name="Consolas" fo:font-size="10.5pt" fo:letter-spacing="normal" fo:font-style="normal" style:text-underline-style="none" fo:font-weight="bold" fo:background-color="#ffffff" loext:char-shading-value="0" style:font-weight-asian="bold" style:font-weight-complex="bold"/>
    </style:style>
    <style:style style:name="T24" style:family="text">
      <style:text-properties fo:font-variant="normal" fo:text-transform="none" fo:color="#000000" style:font-name="Consolas" fo:font-size="10.5pt" fo:letter-spacing="normal" fo:font-style="normal" style:text-underline-style="none" fo:font-weight="bold" officeooo:rsid="0013be83" fo:background-color="#ffffff" loext:char-shading-value="0" style:font-weight-asian="bold" style:font-weight-complex="bold"/>
    </style:style>
    <style:style style:name="T25" style:family="text">
      <style:text-properties fo:font-variant="normal" fo:text-transform="none" fo:color="#000000" style:font-name="Consolas" fo:font-size="10.5pt" fo:letter-spacing="normal" fo:font-style="normal" style:text-underline-style="none" fo:font-weight="bold" officeooo:rsid="0015dcc9" fo:background-color="#ffffff" loext:char-shading-value="0" style:font-weight-asian="bold" style:font-weight-complex="bold"/>
    </style:style>
    <style:style style:name="T26" style:family="text">
      <style:text-properties fo:font-variant="normal" fo:text-transform="none" fo:color="#000000" style:font-name="Consolas" fo:font-size="10.5pt" fo:letter-spacing="normal" fo:font-style="normal" style:text-underline-style="none" fo:font-weight="normal" officeooo:rsid="0015dcc9" fo:background-color="#ffffff" loext:char-shading-value="0" style:font-weight-asian="bold" style:font-weight-complex="bold"/>
    </style:style>
    <style:style style:name="T27" style:family="text">
      <style:text-properties fo:font-variant="normal" fo:text-transform="none" fo:color="#000000" style:font-name="Consolas" fo:font-size="10.5pt" fo:letter-spacing="normal" fo:font-style="normal" style:text-underline-style="none" fo:font-weight="normal" officeooo:rsid="00197241" fo:background-color="#ffffff" loext:char-shading-value="0" style:font-weight-asian="bold" style:font-weight-complex="bold"/>
    </style:style>
    <style:style style:name="T28" style:family="text">
      <style:text-properties fo:font-variant="normal" fo:text-transform="none" fo:color="#000000" style:font-name="Consolas" fo:font-size="10.5pt" fo:letter-spacing="normal" fo:font-style="normal" style:text-underline-style="none" fo:font-weight="normal" officeooo:rsid="001ae479" fo:background-color="#ffffff" loext:char-shading-value="0" style:font-weight-asian="bold" style:font-weight-complex="bold"/>
    </style:style>
    <style:style style:name="T29" style:family="text">
      <style:text-properties fo:font-variant="normal" fo:text-transform="none" fo:color="#000000" style:font-name="Consolas" fo:font-size="10.5pt" fo:letter-spacing="normal" fo:font-style="italic" fo:font-weight="normal" officeooo:rsid="001bc9c2" fo:background-color="#ffffff" loext:char-shading-value="0" style:font-style-asian="italic" style:font-style-complex="italic"/>
    </style:style>
    <style:style style:name="T30" style:family="text">
      <style:text-properties fo:font-variant="normal" fo:text-transform="none" fo:color="#000000" fo:font-size="10.5pt" fo:letter-spacing="normal" fo:font-style="normal" fo:font-weight="normal" officeooo:rsid="0013be83" fo:background-color="#ffffff" loext:char-shading-value="0"/>
    </style:style>
    <style:style style:name="T31" style:family="text">
      <style:text-properties fo:font-variant="normal" fo:text-transform="none" fo:color="#000000" fo:font-size="10.5pt" fo:letter-spacing="normal" fo:font-style="normal" fo:font-weight="normal" officeooo:rsid="0029cd91" fo:background-color="#ffffff" loext:char-shading-value="0"/>
    </style:style>
    <style:style style:name="T32" style:family="text">
      <style:text-properties fo:font-weight="bold" style:font-weight-asian="bold" style:font-weight-complex="bold"/>
    </style:style>
    <style:style style:name="T33" style:family="text">
      <style:text-properties officeooo:rsid="00197241"/>
    </style:style>
    <style:style style:name="T34" style:family="text">
      <style:text-properties officeooo:rsid="002b6a51"/>
    </style:style>
    <style:style style:name="T35" style:family="text">
      <style:text-properties officeooo:rsid="00331529"/>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Source_20_Text"><text:span text:style-name="T20">LINK:</text:span></text:span><text:span text:style-name="Source_20_Text"><text:span text:style-name="T1"> </text:span></text:span><text:a xlink:type="simple" xlink:href="https://github.com/wald3r/cybersecurity_project" text:style-name="Internet_20_link" text:visited-style-name="Visited_20_Internet_20_Link"><text:span text:style-name="Source_20_Text">https://github.com/wald3r/cybersecurity_project</text:span></text:a></text:p>
      <text:p text:style-name="P1"><text:span text:style-name="Source_20_Text"><text:span text:style-name="T1"/></text:span></text:p>
      <text:p text:style-name="P3"><text:span text:style-name="Source_20_Text"><text:span text:style-name="T21">Installation:</text:span></text:span><text:span text:style-name="Source_20_Text"><text:span text:style-name="T3"> </text:span></text:span></text:p>
      <text:p text:style-name="P3"><text:span text:style-name="Source_20_Text"><text:span text:style-name="T3">1) Install nodejs </text:span></text:span><text:span text:style-name="Source_20_Text"><text:span text:style-name="T4">s</text:span></text:span></text:p>
      <text:p text:style-name="P3"><text:span text:style-name="Source_20_Text"><text:span text:style-name="T3">2) Install libraries in backend directory with „npm install“</text:span></text:span></text:p>
      <text:p text:style-name="P3"><text:span text:style-name="Source_20_Text"><text:span text:style-name="T3">3) npm run watch</text:span></text:span></text:p>
      <text:p text:style-name="P1"/>
      <text:p text:style-name="P7"><text:span text:style-name="T32">About the Application:</text:span> </text:p>
      <text:p text:style-name="P7">The <text:span text:style-name="T33">a</text:span>pplication is called SecureBox and is supposed to imitate Dropbox in a simple way. It is possible to upload/download files, <text:span text:style-name="T35">r</text:span>egister and login user, edit profiles and so…</text:p>
      <text:p text:style-name="P7">For the sake of security I have removed the code with the upload function. </text:p>
      <text:p text:style-name="P7"/>
      <text:p text:style-name="P1"/>
      <text:p text:style-name="P1"><text:span text:style-name="Source_20_Text"><text:span text:style-name="T23">FLAW 1: </text:span></text:span><text:span text:style-name="Source_20_Text"><text:span text:style-name="T24">Brute-</text:span></text:span><text:span text:style-name="Source_20_Text"><text:span text:style-name="T25">for</text:span></text:span><text:span text:style-name="Source_20_Text"><text:span text:style-name="T24">ce </text:span></text:span><text:span text:style-name="Source_20_Text"><text:span text:style-name="T25">attack</text:span></text:span><text:span text:style-name="Source_20_Text"><text:span text:style-name="T24"> </text:span></text:span><text:span text:style-name="Source_20_Text"><text:span text:style-name="T25">(</text:span></text:span><text:span text:style-name="Source_20_Text"><text:span text:style-name="T24">A2</text:span></text:span><text:span text:style-name="Source_20_Text"><text:span text:style-name="T25">)</text:span></text:span></text:p>
      <text:p text:style-name="P3"><text:span text:style-name="Source_20_Text"><text:span text:style-name="T26">The </text:span></text:span><text:span text:style-name="Source_20_Text"><text:span text:style-name="T27">a</text:span></text:span><text:span text:style-name="Source_20_Text"><text:span text:style-name="T26">pplication is vulnerable towards brute-</text:span></text:span><text:span text:style-name="Source_20_Text"><text:span text:style-name="T27">f</text:span></text:span><text:span text:style-name="Source_20_Text"><text:span text:style-name="T26">orce </text:span></text:span><text:span text:style-name="Source_20_Text"><text:span text:style-name="T27">attacks. When you intercept the login request with, for example, </text:span></text:span><text:span text:style-name="Source_20_Text"><text:span text:style-name="T28">the</text:span></text:span><text:span text:style-name="Source_20_Text"><text:span text:style-name="T27">ZAP-Tool from OWASP it is easy to figure out that for the user: „test“ the password is „test“.</text:span></text:span></text:p>
      <text:p text:style-name="P4"><text:span text:style-name="Source_20_Text"><text:span text:style-name="T5">To secure the application there are several approaches possible offered by the nodejs community. So there is no need to invent something on your own. After trying several packets, the most simple and easiest is the „express-rate-limit“ </text:span></text:span><text:span text:style-name="Source_20_Text"><text:span text:style-name="T6">packet, </text:span></text:span><text:span text:style-name="Source_20_Text"><text:span text:style-name="T5">which does nothing else th</text:span></text:span><text:span text:style-name="Source_20_Text"><text:span text:style-name="T6">a</text:span></text:span><text:span text:style-name="Source_20_Text"><text:span text:style-name="T5">n limiting the amount of requests </text:span></text:span><text:span text:style-name="Source_20_Text"><text:span text:style-name="T6">per ip </text:span></text:span><text:span text:style-name="Source_20_Text"><text:span text:style-name="T9">for a certain amount of time</text:span></text:span><text:span text:style-name="Source_20_Text"><text:span text:style-name="T5">. </text:span></text:span><text:span text:style-name="Source_20_Text"><text:span text:style-name="T6">So it is possible to limit requests in general per ip or for specific routes. Which means, that the address /</text:span></text:span><text:span text:style-name="Source_20_Text"><text:span text:style-name="T29">api</text:span></text:span><text:span text:style-name="Source_20_Text"><text:span text:style-name="T7">/login must get limited to fix this flaw. </text:span></text:span></text:p>
      <text:p text:style-name="P5"><text:span text:style-name="Source_20_Text"><text:span text:style-name="T7">If we do this, we can also limit the requests for /</text:span></text:span><text:span text:style-name="Source_20_Text"><text:span text:style-name="T29">api</text:span></text:span><text:span text:style-name="Source_20_Text"><text:span text:style-name="T7">/registration to avoid that </text:span></text:span><text:span text:style-name="Source_20_Text"><text:span text:style-name="T8">people</text:span></text:span><text:span text:style-name="Source_20_Text"><text:span text:style-name="T7"> register too many user </text:span></text:span><text:span text:style-name="Source_20_Text"><text:span text:style-name="T8">in a row</text:span></text:span><text:span text:style-name="Source_20_Text"><text:span text:style-name="T7">. <text:s/></text:span></text:span></text:p>
      <text:p text:style-name="P1"/>
      <text:p text:style-name="P1"><text:span text:style-name="Source_20_Text"><text:span text:style-name="T20">FLAW 2:</text:span></text:span></text:p>
      <text:p text:style-name="P2"><text:span text:style-name="Source_20_Text"><text:span text:style-name="T2">Role Management - A5</text:span></text:span></text:p>
      <text:p text:style-name="P6"><text:span text:style-name="Source_20_Text"><text:span text:style-name="T10">Currently it is possible for every user which is logged in, for example, with user „test“ and pw „test“, that they can see the admin console. Reachable via „localhost:3000/admin“. The console contains information about all registrated user, so loads of private information which are not meant for everybody. <text:s/></text:span></text:span><text:span text:style-name="Source_20_Text"><text:span text:style-name="T11">To fix this vulnerability a proper user role management is needed. </text:span></text:span><text:span text:style-name="Source_20_Text"><text:span text:style-name="T12">A simple way to this to add to the user model an extra field and always check for it in the frontend, whenever you want to access critical data. Although this can be easily disabled, so it is important to also verifiy the role of the user in the backend. </text:span></text:span></text:p>
      <text:p text:style-name="P1"/>
      <text:p text:style-name="P2"><text:soft-page-break/><text:span text:style-name="Source_20_Text"><text:span text:style-name="T20">FLAW </text:span></text:span><text:span text:style-name="Source_20_Text"><text:span text:style-name="T22">3</text:span></text:span><text:span text:style-name="Source_20_Text"><text:span text:style-name="T20">:</text:span></text:span></text:p>
      <text:p text:style-name="P2"><text:span text:style-name="Source_20_Text"><text:span text:style-name="T15">Encryption</text:span></text:span><text:span text:style-name="Source_20_Text"><text:span text:style-name="T2"> - A</text:span></text:span><text:span text:style-name="Source_20_Text"><text:span text:style-name="T15">3</text:span></text:span></text:p>
      <text:p text:style-name="P15"><text:span text:style-name="Source_20_Text"><text:span text:style-name="T17">We know that this app is meant to be some sort of dropbox clone. So people will upload sooner or later files which contain confidential information. It is a necessity that the backend secures the files with an encryption algorithm and only user which have uploaded the file, are able to decrypt it with a certain password. So the idea is to implement a symmetric cryptosystem. <text:s/></text:span></text:span></text:p>
      <text:p text:style-name="P16"><text:span text:style-name="Source_20_Text"><text:span text:style-name="T17">The ‚crypto‘ </text:span></text:span><text:span text:style-name="Source_20_Text"><text:span text:style-name="T18">and ‚fs‘ </text:span></text:span><text:span text:style-name="Source_20_Text"><text:span text:style-name="T17">packet</text:span></text:span><text:span text:style-name="Source_20_Text"><text:span text:style-name="T18">s</text:span></text:span><text:span text:style-name="Source_20_Text"><text:span text:style-name="T17"> can be used to fix this flaw. </text:span></text:span><text:span text:style-name="Source_20_Text"><text:span text:style-name="T18">With the ‚fs‘ packet it is possible to operate with files and create read- and writestreams. With such streams we can encrypt/decrypt every single byte of a file. As encryption algorithm ‚crypto‘ offers a wide range of algorithms.</text:span></text:span><text:span text:style-name="Source_20_Text"><text:span text:style-name="T17"> </text:span></text:span><text:span text:style-name="Source_20_Text"><text:span text:style-name="T18">For testing I used the „aes256“ - algorithm, which is the advanced encryption algorithm with a 256 bit key. To make sure that the password is always 256 bit long, a 256 bit hash creator will do the job. </text:span></text:span></text:p>
      <text:p text:style-name="P16"><text:span text:style-name="Source_20_Text"><text:span text:style-name="T19">Only problem with this solution is that the uploaded file has to be stored first unencrypted, so that it is possible to create read- and writestreams. After encryption the unencrypted file can be deleted. Which is the reason why there might be a security leak regarding the problem with data lifetime. The unencrypted file might be still somewhere for a certain amount of time. </text:span></text:span><text:span text:style-name="Source_20_Text"><text:span text:style-name="T18"><text:s/></text:span></text:span><text:span text:style-name="Source_20_Text"><text:span text:style-name="T19">Although after loads of research there are not many encryption/decryption examples for files found online. </text:span></text:span></text:p>
      <text:p text:style-name="P13"/>
      <text:p text:style-name="P2"><text:span text:style-name="Source_20_Text"><text:span text:style-name="T20">FLAW </text:span></text:span><text:span text:style-name="Source_20_Text"><text:span text:style-name="T22">4</text:span></text:span><text:span text:style-name="Source_20_Text"><text:span text:style-name="T20">:</text:span></text:span></text:p>
      <text:p text:style-name="P2"><text:span text:style-name="Source_20_Text"><text:span text:style-name="T2">Authenticat</text:span></text:span><text:span text:style-name="Source_20_Text"><text:span text:style-name="T15">ion</text:span></text:span><text:span text:style-name="Source_20_Text"><text:span text:style-name="T2"> - A</text:span></text:span><text:span text:style-name="Source_20_Text"><text:span text:style-name="T15">5</text:span></text:span></text:p>
      <text:p text:style-name="P14"><text:span text:style-name="Source_20_Text"><text:span text:style-name="T16">Another problem with this application is that you can enter the urls directly and through this you can simply skip authentication. For example:</text:span></text:span></text:p>
      <text:p text:style-name="Standard"><text:a xlink:type="simple" xlink:href="http://localhost:3000/upload" text:style-name="Internet_20_link" text:visited-style-name="Visited_20_Internet_20_Link"><text:span text:style-name="Source_20_Text">http://localhost:3000/upload</text:span></text:a></text:p>
      <text:p text:style-name="Standard"><text:a xlink:type="simple" xlink:href="http://localhost:3000/myfiles" text:style-name="Internet_20_link" text:visited-style-name="Visited_20_Internet_20_Link"><text:span text:style-name="Source_20_Text">http://localhost:3000/myfiles</text:span></text:a></text:p>
      <text:p text:style-name="Standard"><text:a xlink:type="simple" xlink:href="http://localhost:3000/admin" text:style-name="Internet_20_link" text:visited-style-name="Visited_20_Internet_20_Link"><text:span text:style-name="Source_20_Text">http://localhost:3000/admin</text:span></text:a></text:p>
      <text:p text:style-name="Standard"><text:span text:style-name="Source_20_Text"/></text:p>
      <text:p text:style-name="P14"><text:span text:style-name="Source_20_Text"><text:span text:style-name="T16">Same counts if you do a request to the backend directly:</text:span></text:span></text:p>
      <text:p text:style-name="Standard"><text:a xlink:type="simple" xlink:href="http://localhost:3003/api/files" text:style-name="Internet_20_link" text:visited-style-name="Visited_20_Internet_20_Link"><text:span text:style-name="Source_20_Text">http://localhost:3003/api/files</text:span></text:a></text:p>
      <text:p text:style-name="Standard"><text:a xlink:type="simple" xlink:href="http://localhost:3003/api/users" text:style-name="Internet_20_link" text:visited-style-name="Visited_20_Internet_20_Link"><text:span text:style-name="Source_20_Text">http://localhost:3003/api/users</text:span></text:a></text:p>
      <text:p text:style-name="P14"><text:span text:style-name="Source_20_Text"><text:span text:style-name="T16"/></text:span></text:p>
      <text:p text:style-name="P11">Best way to fix this vulnerability is to generate a token, which gets transported from the frontend to the backend with every request. In the backend <text:soft-page-break/>every request has to get verified. If there is no token, no data gets transmitted to the frontend. <text:span text:style-name="T34">Through this, it is possible to secure data from user without authentication.</text:span></text:p>
      <text:p text:style-name="P12">A big problem is now, that it is highly unsecure to transport the token via http request. To use solely https is mandatory. Although to achieve this is a bit more complicated. An easy workaround is to deploy the app to Heroku, which redirects everything from http to https automatically.</text:p>
      <text:p text:style-name="P11"/>
      <text:p text:style-name="P1"/>
      <text:p text:style-name="P1"><text:span text:style-name="Source_20_Text"><text:span text:style-name="T20">FLAW 5:</text:span></text:span></text:p>
      <text:p text:style-name="P2"><text:span text:style-name="Source_20_Text"><text:span text:style-name="T2">Proper logging - A10</text:span></text:span></text:p>
      <text:p text:style-name="P8"><text:span text:style-name="Source_20_Text"><text:span text:style-name="T13">A common proplem is the insufficient logging. In this case the application barely logs anything. There are a few lines of code where some sort of logging happens via „console.log(message)“ but nothing that is consistent, clear and easy to understand. With such kind of logging it is easy to overlook attacks and flaws. </text:span></text:span></text:p>
      <text:p text:style-name="P9"><text:span text:style-name="Source_20_Text"><text:span text:style-name="T14">Luckily nodejs offers many different kind of packets to implement a logger. So there is no need to build your own. For example, the „simple-node-logger“ is easy to use and to customize. </text:span></text:span></text:p>
      <text:p text:style-name="P9"><text:span text:style-name="Source_20_Text"><text:span text:style-name="T14">To start it </text:span></text:span><text:span text:style-name="Source_20_Text"><text:span text:style-name="T16">it</text:span></text:span><text:span text:style-name="Source_20_Text"><text:span text:style-name="T14"> is wise to log all http requests, which the backend receives. More importantly every login attempt, to spot brute force attacks, and registrations. Basically all database operations, no matter if the</text:span></text:span><text:span text:style-name="Source_20_Text"><text:span text:style-name="T16">y</text:span></text:span><text:span text:style-name="Source_20_Text"><text:span text:style-name="T14"> fail or not are important to get logged. Distribute the logger over the backend and fronted to achieve a consistent logging. </text:span></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nsolas" svg:font-family="Consolas, Monaco, 'Andale Mono', 'Ubuntu Mono', monospace"/>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1T20:56:57.334291166</meta:creation-date>
    <dc:date>2019-12-23T10:58:14.008682057</dc:date>
    <meta:editing-duration>PT4H42M</meta:editing-duration>
    <meta:editing-cycles>18</meta:editing-cycles>
    <meta:generator>LibreOffice/6.0.7.3$Linux_X86_64 LibreOffice_project/00m0$Build-3</meta:generator>
    <meta:document-statistic meta:table-count="0" meta:image-count="0" meta:object-count="0" meta:page-count="3" meta:paragraph-count="36" meta:word-count="863" meta:character-count="5192" meta:non-whitespace-character-count="4349"/>
  </office:meta>
</office:document-meta>
</file>